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683cm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officeooo:rsid="0017a080" officeooo:paragraph-rsid="0017a080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Table_20_Contents">
      <style:paragraph-properties fo:margin-left="0cm" fo:margin-right="0cm" fo:line-height="150%" fo:text-align="justify" style:justify-single-word="false" fo:text-indent="1.251cm" style:auto-text-indent="false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style:font-name="Times New Roman" fo:font-size="14pt" officeooo:rsid="0017a080" style:font-size-asian="12.25pt" style:font-size-complex="14pt"/>
    </style:style>
    <style:style style:name="P7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8" style:family="paragraph" style:parent-style-name="Heading_20_3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9" style:family="paragraph" style:parent-style-name="Text_20_body"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11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17a080" officeooo:paragraph-rsid="0017a080" style:font-size-asian="12.25pt" style:font-size-complex="14pt"/>
    </style:style>
    <style:style style:name="P14" style:family="paragraph" style:parent-style-name="Heading_20_4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officeooo:paragraph-rsid="0017a080" style:font-size-asian="14pt" style:font-weight-asian="normal" style:font-size-complex="14pt" style:font-weight-complex="normal"/>
    </style:style>
    <style:style style:name="P15" style:family="paragraph" style:parent-style-name="Heading_20_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16" style:family="paragraph" style:parent-style-name="Heading_20_4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style:font-name="Times New Roman" fo:font-size="14pt" officeooo:rsid="0017a080" style:font-size-asian="12.25pt" style:font-size-complex="14pt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18208c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officeooo:rsid="0017a080" style:font-size-asian="14pt" style:font-size-complex="14pt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officeooo:rsid="0017a080" officeooo:paragraph-rsid="001bafa1" style:font-size-asian="14pt" style:font-size-complex="14pt"/>
    </style:style>
    <style:style style:name="P23" style:family="paragraph" style:parent-style-name="Text_20_body" style:list-style-name="L5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officeooo:rsid="0017a080" style:font-size-asian="14pt" style:font-size-complex="14pt"/>
    </style:style>
    <style:style style:name="T1" style:family="text">
      <style:text-properties fo:font-variant="normal" fo:text-transform="none" fo:color="#0f1115" loext:opacity="100%" style:font-name="Times New Roman" fo:letter-spacing="normal" fo:font-style="normal" fo:font-weight="normal"/>
    </style:style>
    <style:style style:name="T2" style:family="text">
      <style:text-properties fo:font-variant="normal" fo:text-transform="none" fo:color="#0f1115" loext:opacity="100%" style:font-name="Times New Roman" fo:letter-spacing="normal" fo:font-style="normal" fo:font-weight="normal" style:font-size-asian="14pt" style:font-weight-asian="normal" style:font-weight-complex="normal"/>
    </style:style>
    <style:style style:name="T3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f1115" loext:opacity="100%" fo:letter-spacing="normal" fo:font-style="normal"/>
    </style:style>
    <style:style style:name="T6" style:family="text">
      <style:text-properties fo:font-variant="normal" fo:text-transform="none" fo:color="#0f1115" loext:opacity="100%" fo:letter-spacing="normal" fo:font-style="normal" fo:font-weight="normal"/>
    </style:style>
    <style:style style:name="T7" style:family="text">
      <style:text-properties fo:font-variant="normal" fo:text-transform="none" fo:color="#0f1115" loext:opacity="100%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style:font-name="Times New Roman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language="en" fo:country="US" officeooo:rsid="0018208c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ФОРМАЛИЗАЦИЯ ЦЕЛЕЙ И ОЦЕНКА ЗАТРАТ ВНЕДРЕНИЯ ИНФОРМАЦИОННОЙ СИСТЕМЫ.</text:p>
      <text:h text:style-name="P14" text:outline-level="4"><text:tab/>1. Изучение ролей в проекте внедрения ИС (Складской учёт)</text:h>
      <text:p text:style-name="P5"><text:tab/>Для проекта автоматизации складского учёта были выбраны и адаптированы следующие типовые роли:</text:p>
      <text:list xml:id="list370724470" text:style-name="L1">
        <text:list-item>
          <text:list>
            <text:list-item>
              <text:p text:style-name="P17"><text:span text:style-name="Strong_20_Emphasis"><text:span text:style-name="T2"><text:s/>Руководитель проекта</text:span></text:span><text:span text:style-name="T2"> — отвечает за реализацию проекта в целом.</text:span></text:p>
            </text:list-item>
            <text:list-item>
              <text:p text:style-name="P17"><text:span text:style-name="Strong_20_Emphasis"><text:span text:style-name="T2"><text:s/>Системный аналитик</text:span></text:span><text:span text:style-name="T2"> — отвечает за сбор требований и проектирование системы.</text:span></text:p>
            </text:list-item>
            <text:list-item>
              <text:p text:style-name="P17"><text:span text:style-name="Strong_20_Emphasis"><text:span text:style-name="T2"><text:s/>Разработчик / Настройщик</text:span></text:span><text:span text:style-name="T2"> — отвечает за адаптацию и доработку ПО.</text:span></text:p>
            </text:list-item>
            <text:list-item>
              <text:p text:style-name="P17"><text:span text:style-name="Strong_20_Emphasis"><text:span text:style-name="T2">Администратор ИС</text:span></text:span><text:span text:style-name="T2"> — отвечает за развёртывание и техническую поддержку.</text:span></text:p>
            </text:list-item>
            <text:list-item>
              <text:p text:style-name="P17"><text:span text:style-name="Strong_20_Emphasis"><text:span text:style-name="T2">Ключевой пользователь</text:span></text:span><text:span text:style-name="T2"> — представляет интересы конечных пользователей и принимает систему.</text:span></text:p>
            </text:list-item>
          </text:list>
        </text:list-item>
      </text:list>
      <text:h text:style-name="P14" text:outline-level="4"><text:span text:style-name="T11"><text:tab/></text:span>2. Формирование группы внедрения</text:h>
      <text:p text:style-name="P5"><text:tab/>Для внедрения информационной системы складского учёта сформирована группа из 5 человек.</text:p>
      <text:p text:style-name="P6"><text:span text:style-name="Strong_20_Emphasis"><text:span text:style-name="T2"><text:tab/>Перечень ролей группы внедрения:</text:span></text:span></text:p>
      <text:list xml:id="list1907821052" text:style-name="L2">
        <text:list-item>
          <text:list>
            <text:list-item>
              <text:p text:style-name="P18">Руководитель проекта (со стороны Исполнителя/Внедренца)</text:p>
            </text:list-item>
            <text:list-item>
              <text:p text:style-name="P18">Системный аналитик</text:p>
            </text:list-item>
            <text:list-item>
              <text:p text:style-name="P18">Разработчик / Специалист по настройке</text:p>
            </text:list-item>
            <text:list-item>
              <text:p text:style-name="P18">Администратор ИС</text:p>
            </text:list-item>
            <text:list-item>
              <text:p text:style-name="P18">Ключевой пользователь (Заведующий складом — со стороны Заказчика)</text:p>
            </text:list-item>
          </text:list>
        </text:list-item>
      </text:list>
      <text:h text:style-name="P15" text:outline-level="4"><text:soft-page-break/><text:tab/>3. Распределение обязанностей (Таблица)</text:h>
      <text:p text:style-name="P7"><text:span text:style-name="Strong_20_Emphasis"><text:span text:style-name="T8">Таблица 3 – Распределение ответственности при внедрении ИС складского учёта</text:span></text:span></text:p>
      <table:table table:name="Таблица1" table:style-name="Таблица1">
        <table:table-column table:style-name="Таблица1.A" table:number-columns-repeated="3"/>
        <table:table-row table:style-name="TableLine122127240">
          <table:table-cell table:style-name="Таблица1.A1" office:value-type="string">
            <text:p text:style-name="P2"><text:span text:style-name="T5">Роль</text:span> </text:p>
          </table:table-cell>
          <table:table-cell table:style-name="Таблица1.A1" office:value-type="string">
            <text:p text:style-name="P3"><text:span text:style-name="T7">Основные функции</text:span> </text:p>
          </table:table-cell>
          <table:table-cell table:style-name="Таблица1.C1" office:value-type="string">
            <text:p text:style-name="P3"><text:span text:style-name="T7">Ответственность</text:span> </text:p>
          </table:table-cell>
        </table:table-row>
        <table:table-row table:style-name="TableLine122127816">
          <table:table-cell table:style-name="Таблица1.A2" office:value-type="string">
            <text:p text:style-name="P3"><text:span text:style-name="Strong_20_Emphasis"><text:span text:style-name="T1">Руководитель проекта</text:span></text:span><text:span text:style-name="T12"> </text:span></text:p>
          </table:table-cell>
          <table:table-cell table:style-name="Таблица1.A2" office:value-type="string">
            <text:p text:style-name="P3"><text:span text:style-name="T6">Управление сроками, бюджетом и ресурсами. Контроль выполнения этапов. Коммуникация с заказчиком. Урегулирование спорных вопросов.</text:span> </text:p>
          </table:table-cell>
          <table:table-cell table:style-name="Таблица1.C2" office:value-type="string">
            <text:p text:style-name="P3"><text:span text:style-name="T6">За достижение целей проекта в установленные сроки. За своевременное предоставление отчётности.</text:span> </text:p>
          </table:table-cell>
        </table:table-row>
        <table:table-row table:style-name="TableLine122128104">
          <table:table-cell table:style-name="Таблица1.A2" office:value-type="string">
            <text:p text:style-name="P3"><text:span text:style-name="Strong_20_Emphasis"><text:span text:style-name="T1">Системный аналитик</text:span></text:span><text:span text:style-name="T12"> </text:span></text:p>
          </table:table-cell>
          <table:table-cell table:style-name="Таблица1.A2" office:value-type="string">
            <text:p text:style-name="P3"><text:span text:style-name="T6">Анализ бизнес-процессов склада <text:s/>Формирование требований к системе. Проектирование интеграций.</text:span> </text:p>
          </table:table-cell>
          <table:table-cell table:style-name="Таблица1.C2" office:value-type="string">
            <text:p text:style-name="P3"><text:span text:style-name="T6">За полноту и непротиворечивость Технического задания. За корректность постановки задач разработчику.</text:span> </text:p>
          </table:table-cell>
        </table:table-row>
        <table:table-row table:style-name="TableLine122128248">
          <table:table-cell table:style-name="Таблица1.A2" office:value-type="string">
            <text:p text:style-name="P3"><text:span text:style-name="Strong_20_Emphasis"><text:span text:style-name="T1">Разработчик</text:span></text:span><text:span text:style-name="T12"> </text:span></text:p>
          </table:table-cell>
          <table:table-cell table:style-name="Таблица1.A2" office:value-type="string">
            <text:p text:style-name="P3"><text:span text:style-name="T6">Адаптация конфигурации 1С / WMS под требования. Написание отчётов и обработок. Исправление ошибок в процессе тестирования.</text:span> </text:p>
          </table:table-cell>
          <table:table-cell table:style-name="Таблица1.C2" office:value-type="string">
            <text:p text:style-name="P3"><text:span text:style-name="T6">За качество программного кода и работоспособность доработанного функционала в соответствии с ТЗ.</text:span> </text:p>
          </table:table-cell>
        </table:table-row>
        <table:table-row table:style-name="TableLine122128392">
          <table:table-cell table:style-name="Таблица1.A2" office:value-type="string">
            <text:p text:style-name="P3"><text:span text:style-name="Strong_20_Emphasis"><text:span text:style-name="T1">Администратор ИС</text:span></text:span><text:span text:style-name="T12"> </text:span></text:p>
          </table:table-cell>
          <table:table-cell table:style-name="Таблица1.A2" office:value-type="string">
            <text:p text:style-name="P3"><text:span text:style-name="T6">Установка серверной части, настройка прав доступа. </text:span><text:soft-page-break/><text:span text:style-name="T6">Создание пользователей. Обеспечение бесперебойной работы и резервное копирование.</text:span> </text:p>
          </table:table-cell>
          <table:table-cell table:style-name="Таблица1.C2" office:value-type="string">
            <text:p text:style-name="P3"><text:span text:style-name="T6">За техническую инфраструктуру, сохранность данных в </text:span><text:soft-page-break/><text:span text:style-name="T6">период внедрения и стабильность работы системы.</text:span> </text:p>
          </table:table-cell>
        </table:table-row>
        <table:table-row table:style-name="Таблица1.6">
          <table:table-cell table:style-name="Таблица1.A2" office:value-type="string">
            <text:p text:style-name="P4"><text:span text:style-name="Strong_20_Emphasis"><text:span text:style-name="T3">Ключевой пользователь</text:span></text:span><text:span text:style-name="T13"> </text:span></text:p>
          </table:table-cell>
          <table:table-cell table:style-name="Таблица1.A2" office:value-type="string">
            <text:p text:style-name="P3"><text:span text:style-name="T6">Участие в сборе требований, тестировании системы. Подготовка данных для переноса в новую систему. Обучение других сотрудников склада.</text:span> </text:p>
          </table:table-cell>
          <table:table-cell table:style-name="Таблица1.C2" office:value-type="string">
            <text:p text:style-name="P3"><text:span text:style-name="T6">За корректность переноса данных со старой системы, за адекватность настроек реальным складским процессам.</text:span> </text:p>
          </table:table-cell>
        </table:table-row>
      </table:table>
      <text:h text:style-name="P8" text:outline-level="3"><text:span text:style-name="Strong_20_Emphasis"><text:span text:style-name="T8">4. Анализ взаимодействия участников</text:span></text:span></text:h>
      <text:p text:style-name="P11"><text:tab/>Взаимодействие в проекте построено по иерархическому принципу с активными обратными связями:</text:p>
      <text:list xml:id="list4280516317" text:style-name="L3">
        <text:list-item>
          <text:p text:style-name="P19"><text:span text:style-name="Strong_20_Emphasis"><text:span text:style-name="T4">Вертикаль управления:</text:span></text:span><text:span text:style-name="T4"> Руководитель проекта управляет деятельностью Аналитика и Разработчика (команда внедрения). Со стороны заказчика Ключевой пользователь подчиняется внутренним регламентам компании, но в рамках проекта выполняет поручения Руководителя проекта по подготовке данных и тестированию.</text:span></text:p>
        </text:list-item>
        <text:list-item>
          <text:p text:style-name="P19"><text:span text:style-name="Strong_20_Emphasis"><text:span text:style-name="T4">Основные информационные потоки:</text:span></text:span></text:p>
        </text:list-item>
      </text:list>
      <text:list xml:id="list2821416515" text:style-name="L4">
        <text:list-item>
          <text:list>
            <text:list-item>
              <text:list>
                <text:list-item>
                  <text:p text:style-name="P22"><text:span text:style-name="Strong_20_Emphasis"><text:span text:style-name="T8">Аналитик</text:span></text:span><text:span text:style-name="T8"> взаимодействует с </text:span><text:span text:style-name="Strong_20_Emphasis"><text:span text:style-name="T8">Ключевым пользователем</text:span></text:span><text:span text:style-name="T8"> для выяснения деталей работы склада.</text:span></text:p>
                </text:list-item>
                <text:list-item>
                  <text:p text:style-name="P21"><text:span text:style-name="Strong_20_Emphasis"><text:span text:style-name="T8">Аналитик</text:span></text:span><text:span text:style-name="T8"> передаёт задачи </text:span><text:span text:style-name="Strong_20_Emphasis"><text:span text:style-name="T8">Разработчику</text:span></text:span><text:span text:style-name="T8"> в формате технического задания.</text:span></text:p>
                </text:list-item>
                <text:list-item>
                  <text:p text:style-name="P20"><text:span text:style-name="Strong_20_Emphasis"><text:span text:style-name="T4">Разработчик</text:span></text:span><text:span text:style-name="T4"> и </text:span><text:span text:style-name="Strong_20_Emphasis"><text:span text:style-name="T4">Администратор</text:span></text:span><text:span text:style-name="T4"> взаимодействуют при развёртывании новых версий ПО на сервере.</text:span></text:p>
                </text:list-item>
                <text:list-item>
                  <text:p text:style-name="P21"><text:soft-page-break/><text:span text:style-name="Strong_20_Emphasis"><text:span text:style-name="T8">Ключевой пользователь</text:span></text:span><text:span text:style-name="T8"> взаимодействует с </text:span><text:span text:style-name="Strong_20_Emphasis"><text:span text:style-name="T8">Администратором</text:span></text:span><text:span text:style-name="T8"> для получения прав и доступа в систему.</text:span></text:p>
                </text:list-item>
                <text:list-item>
                  <text:p text:style-name="P21"><text:span text:style-name="T8">Все участники информируют </text:span><text:span text:style-name="Strong_20_Emphasis"><text:span text:style-name="T8">Руководителя проекта</text:span></text:span><text:span text:style-name="T8"> о возникающих проблемах и статусе выполнения задач.</text:span></text:p>
                </text:list-item>
              </text:list>
            </text:list-item>
          </text:list>
        </text:list-item>
      </text:list>
      <text:p text:style-name="P7"><text:span text:style-name="T8"><text:tab/>Схематично взаимодействие можно описать так:<text:line-break/></text:span><text:span text:style-name="Strong_20_Emphasis"><text:span text:style-name="T8">Ключевой пользователь (Заказчик)</text:span></text:span><text:span text:style-name="T8"> ↔ </text:span><text:span text:style-name="Strong_20_Emphasis"><text:span text:style-name="T8">Аналитик</text:span></text:span><text:span text:style-name="T8"> ↔ </text:span><text:span text:style-name="Strong_20_Emphasis"><text:span text:style-name="T8">Руководитель проекта</text:span></text:span><text:span text:style-name="T8"> ↔ </text:span><text:span text:style-name="Strong_20_Emphasis"><text:span text:style-name="T8">Разработчик</text:span></text:span><text:span text:style-name="T8"> ↔ </text:span><text:span text:style-name="Strong_20_Emphasis"><text:span text:style-name="T8">Администратор ИС</text:span></text:span></text:p>
      <text:h text:style-name="P16" text:outline-level="4"><text:span text:style-name="Strong_20_Emphasis"><text:span text:style-name="T8"><text:tab/>5. Выводы</text:span></text:span></text:h>
      <text:p text:style-name="P5"><text:tab/>Распределение ролей при внедрении информационной системы, в частности для складского учёта, является критически важным фактором успеха.</text:p>
      <text:list xml:id="list4232435774" text:style-name="L5">
        <text:list-item>
          <text:list>
            <text:list-item>
              <text:p text:style-name="P23"><text:span text:style-name="Strong_20_Emphasis"><text:span text:style-name="T8">Исключение конфликта интересов:</text:span></text:span><text:span text:style-name="T8"> Чёткое разделение функций позволяет избежать ситуаций, когда один человек отвечает и за постановку задачи, и за её выполнение, и за приёмку.</text:span></text:p>
            </text:list-item>
            <text:list-item>
              <text:p text:style-name="P23"><text:span text:style-name="Strong_20_Emphasis"><text:span text:style-name="T8">Повышение качества:</text:span></text:span><text:span text:style-name="T8"> Наличие выделенного </text:span><text:span text:style-name="Strong_20_Emphasis"><text:span text:style-name="T8">Системного аналитика</text:span></text:span><text:span text:style-name="T8"> гарантирует, что специфика складского учёта будет учтена до начала программирования, а не в момент, когда система уже написана.</text:span></text:p>
            </text:list-item>
            <text:list-item>
              <text:p text:style-name="P23"><text:span text:style-name="Strong_20_Emphasis"><text:span text:style-name="T8">Управление ожиданиями:</text:span></text:span><text:span text:style-name="T8"> </text:span><text:span text:style-name="Strong_20_Emphasis"><text:span text:style-name="T8">Ключевой пользователь</text:span></text:span><text:span text:style-name="T8"> выступает мостом между миром IT и миром бизнеса, что снижает риск создания системы, которая не удобна реальным сотрудникам склада.</text:span></text:p>
            </text:list-item>
            <text:list-item>
              <text:p text:style-name="P23"><text:span text:style-name="Strong_20_Emphasis"><text:span text:style-name="T8">Снижение рисков:</text:span></text:span><text:span text:style-name="T8"> </text:span><text:span text:style-name="Strong_20_Emphasis"><text:span text:style-name="T8">Администратор ИС</text:span></text:span><text:span text:style-name="T8">, включённый в группу с этапа внедрения, гарантирует, что система будет не только разработана, но и корректно функционировать на оборудовании заказчика .</text:span></text:p>
            </text:list-item>
          </text:list>
        </text:list-item>
      </text:list>
      <text:p text:style-name="P9"><text:tab/>Таким образом, грамотное распределение полномочий и ответственности обеспечивает прозрачность проекта, управляемость <text:soft-page-break/>процессами и создаёт работающую систему, соответствующую потребностям бизнеса.</text:p>
      <text:p text:style-name="P7"><text:span text:style-name="Strong_20_Emphasis"><text:span text:style-name="T9"/></text:span></text:p>
      <text:p text:style-name="P10"><text:span text:style-name="Strong_20_Emphasis"><text:span text:style-name="T10"/></text:span></text:p>
      <text:p text:style-name="P12"><text:line-break/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7T15:15:21.609380300</meta:creation-date>
    <dc:date>2026-03-31T15:16:54.873000000</dc:date>
    <meta:editing-duration>PT34M41S</meta:editing-duration>
    <meta:editing-cycles>4</meta:editing-cycles>
    <meta:generator>LibreOffice/7.0.4.2$Windows_x86 LibreOffice_project/dcf040e67528d9187c66b2379df5ea4407429775</meta:generator>
    <meta:document-statistic meta:table-count="1" meta:image-count="0" meta:object-count="0" meta:page-count="5" meta:paragraph-count="54" meta:word-count="543" meta:character-count="4426" meta:non-whitespace-character-count="3916"/>
  </office:meta>
</office:document-meta>
</file>